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odaTest_1_LocalDateTime.test_for_issu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.setDate( LocalDateTim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daTest_1_LocalDateTime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odaTest_1_LocalDateTime.test_toJsonString_of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